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ff54a"/>
    </style:style>
    <style:style style:name="P2" style:family="paragraph" style:parent-style-name="Preformatted_20_Text">
      <style:paragraph-properties fo:orphans="1" style:writing-mode="lr-tb"/>
      <style:text-properties officeooo:paragraph-rsid="001ff54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ff54a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ff54a"/>
    </style:style>
    <style:style style:name="P5" style:family="paragraph" style:parent-style-name="Preformatted_20_Text">
      <style:paragraph-properties fo:orphans="1"/>
      <style:text-properties officeooo:paragraph-rsid="001ff54a"/>
    </style:style>
    <style:style style:name="P6" style:family="paragraph" style:parent-style-name="Text_20_body">
      <style:paragraph-properties fo:orphans="1"/>
      <style:text-properties officeooo:paragraph-rsid="001ff54a"/>
    </style:style>
    <style:style style:name="P7" style:family="paragraph" style:parent-style-name="Text_20_body">
      <style:paragraph-properties fo:margin-left="0in" fo:margin-right="0in" fo:orphans="1" fo:text-indent="0in" style:auto-text-indent="false"/>
      <style:text-properties officeooo:paragraph-rsid="001ff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4: Testing BSD Conjecture Across Multiple Elliptic Curves</text:span></text:p>
      <text:p text:style-name="P2"/>
      <text:p text:style-name="P2"><text:span text:style-name="Source_20_Text"># Define a set of test elliptic curves (coefficients a, b)</text:span></text:p>
      <text:p text:style-name="P2"><text:span text:style-name="Source_20_Text">test_elliptic_curves = [</text:span></text:p>
      <text:p text:style-name="P2"><text:span text:style-name="Source_20_Text"><text:s text:c="4"/>(-1, 1), <text:s/># y^2 = x^3 - x + 1</text:span></text:p>
      <text:p text:style-name="P2"><text:span text:style-name="Source_20_Text"><text:s text:c="4"/>(-1, 0), <text:s/># y^2 = x^3 - x</text:span></text:p>
      <text:p text:style-name="P2"><text:span text:style-name="Source_20_Text"><text:s text:c="4"/>(1, 1), <text:s text:c="2"/># y^2 = x^3 + x + 1</text:span></text:p>
      <text:p text:style-name="P2"><text:span text:style-name="Source_20_Text"><text:s text:c="4"/>(2, -3), <text:s/># y^2 = x^3 + 2x - 3</text:span></text:p>
      <text:p text:style-name="P2"><text:span text:style-name="Source_20_Text"><text:s text:c="4"/>(-3, 2), <text:s/># y^2 = x^3 - 3x + 2</text:span></text:p>
      <text:p text:style-name="P2"><text:span text:style-name="Source_20_Text">]</text:span></text:p>
      <text:p text:style-name="P2"/>
      <text:p text:style-name="P2"><text:span text:style-name="Source_20_Text"># Compute ranks and L(E,1) for each elliptic curve</text:span></text:p>
      <text:p text:style-name="P2"><text:span text:style-name="Source_20_Text">elliptic_curve_results = []</text:span></text:p>
      <text:p text:style-name="P2"><text:span text:style-name="Source_20_Text">for coeffs in test_elliptic_curves:</text:span></text:p>
      <text:p text:style-name="P2"><text:span text:style-name="Source_20_Text"><text:s text:c="4"/>rank, L_E_1 = elliptic_curve_rank(coeffs, test_range=100)</text:span></text:p>
      <text:p text:style-name="P2"><text:span text:style-name="Source_20_Text"><text:s text:c="4"/>elliptic_curve_results.append((coeffs, rank, L_E_1))</text:span></text:p>
      <text:p text:style-name="P2"/>
      <text:p text:style-name="P2"><text:span text:style-name="Source_20_Text"># Convert results into a readable format</text:span></text:p>
      <text:p text:style-name="P2"><text:span text:style-name="Source_20_Text">import pandas as pd</text:span></text:p>
      <text:p text:style-name="P2"><text:span text:style-name="Source_20_Text">df_elliptic_results = pd.DataFrame(elliptic_curve_results, columns=["Coefficients (a, b)", "Estimated Rank", "L(E,1) Approximation"])</text:span></text:p>
      <text:p text:style-name="P2"/>
      <text:p text:style-name="P2"><text:span text:style-name="Source_20_Text"># Display the results</text:span></text:p>
      <text:p text:style-name="P2"><text:span text:style-name="Source_20_Text">import ace_tools as tools</text:span></text:p>
      <text:p text:style-name="P3"><text:span text:style-name="Source_20_Text">tools.display_dataframe_to_user(name="Elliptic Curve BSD Results", dataframe=df_elliptic_results)</text:span></text:p>
      <text:p text:style-name="P6">Result</text:p>
      <text:p text:style-name="P5"><text:s text:c="2"/>Coefficients (a, b) <text:s/>Estimated Rank <text:s/>L(E,1) Approximation</text:p>
      <text:p text:style-name="P5">0 <text:s text:c="12"/>(-1, 1) <text:s text:c="14"/>6 <text:s text:c="13"/>0.142857</text:p>
      <text:p text:style-name="P5">1 <text:s text:c="12"/>(-1, 0) <text:s text:c="14"/>1 <text:s text:c="13"/>0.500000</text:p>
      <text:p text:style-name="P5">2 <text:s text:c="13"/>(1, 1) <text:s text:c="14"/>2 <text:s text:c="13"/>0.333333</text:p>
      <text:p text:style-name="P5">3 <text:s text:c="12"/>(2, -3) <text:s text:c="14"/>2 <text:s text:c="13"/>0.333333</text:p>
      <text:p text:style-name="P4">4 <text:s text:c="12"/>(-3, 2) <text:s text:c="13"/>11 <text:s text:c="13"/>0.083333</text:p>
      <text:p text:style-name="P7">Elliptic Curve BSD Resul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6:39.983271867</meta:creation-date>
    <dc:date>2025-02-09T12:07:26.655515991</dc:date>
    <meta:editing-duration>PT47S</meta:editing-duration>
    <meta:editing-cycles>1</meta:editing-cycles>
    <meta:document-statistic meta:table-count="0" meta:image-count="0" meta:object-count="0" meta:page-count="1" meta:paragraph-count="28" meta:word-count="168" meta:character-count="1260" meta:non-whitespace-character-count="887"/>
    <meta:generator>LibreOffice/24.2.7.2$Linux_X86_64 LibreOffice_project/420$Build-2</meta:generator>
  </office:meta>
</office:document-meta>
</file>